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ction with heading</text:h>
      <text:p text:style-name="Text_20_body">A line</text:p>
      <text:section text:style-name="Sect1" text:name="Section1">
        <text:h text:style-name="Heading_20_1" text:outline-level="1">Heading 1_2</text:h>
        <text:p text:style-name="Text_20_body">A line in the section</text:p>
      </text:section>
      <text:p text:style-name="Text_20_body">Last l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1:48:28</meta:creation-date>
    <meta:document-statistic meta:table-count="0" meta:image-count="0" meta:object-count="0" meta:page-count="1" meta:paragraph-count="5" meta:word-count="14" meta:character-count="67"/>
    <dc:date>2009-06-24T11:53:39</dc:date>
    <dc:creator>Vincent Spiewak</dc:creator>
    <meta:editing-duration>PT00H03M50S</meta:editing-duration>
    <meta:editing-cycles>1</meta:editing-cycles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